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5-10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26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6752" calcext:value-type="float">
            <text:p>89.8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30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6752" calcext:value-type="float">
            <text:p>89.8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12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20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11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02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11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16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164" calcext:value-type="float">
            <text:p>89.3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6752" calcext:value-type="float">
            <text:p>89.8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6752" calcext:value-type="float">
            <text:p>89.8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25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14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6296" calcext:value-type="float">
            <text:p>89.2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1912" calcext:value-type="float">
            <text:p>89.2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116" calcext:value-type="float">
            <text:p>89.2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7256" calcext:value-type="float">
            <text:p>89.2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13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7736" calcext:value-type="float">
            <text:p>89.3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4104" calcext:value-type="float">
            <text:p>89.2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4752" calcext:value-type="float">
            <text:p>89.0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0848" calcext:value-type="float">
            <text:p>89.0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02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3896" calcext:value-type="float">
            <text:p>89.0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4648" calcext:value-type="float">
            <text:p>89.0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7-01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9744" calcext:value-type="float">
            <text:p>88.6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8408" calcext:value-type="float">
            <text:p>88.6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6592" calcext:value-type="float">
            <text:p>88.5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4192" calcext:value-type="float">
            <text:p>88.4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0184" calcext:value-type="float">
            <text:p>88.3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7784" calcext:value-type="float">
            <text:p>88.1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1688" calcext:value-type="float">
            <text:p>88.1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2544" calcext:value-type="float">
            <text:p>88.1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1688" calcext:value-type="float">
            <text:p>88.1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6616" calcext:value-type="float">
            <text:p>87.9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7808" calcext:value-type="float">
            <text:p>87.6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3656" calcext:value-type="float">
            <text:p>87.1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3656" calcext:value-type="float">
            <text:p>87.1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2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22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8376" calcext:value-type="float">
            <text:p>86.8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8376" calcext:value-type="float">
            <text:p>86.8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8376" calcext:value-type="float">
            <text:p>86.8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168" calcext:value-type="float">
            <text:p>86.6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22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2616" calcext:value-type="float">
            <text:p>86.4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6792" calcext:value-type="float">
            <text:p>86.3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8504" calcext:value-type="float">
            <text:p>86.3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5352" calcext:value-type="float">
            <text:p>86.2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17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856" calcext:value-type="float">
            <text:p>86.0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856" calcext:value-type="float">
            <text:p>86.0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856" calcext:value-type="float">
            <text:p>86.0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856" calcext:value-type="float">
            <text:p>86.0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856" calcext:value-type="float">
            <text:p>86.0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15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856" calcext:value-type="float">
            <text:p>86.0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856" calcext:value-type="float">
            <text:p>86.0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3056" calcext:value-type="float">
            <text:p>86.1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10-1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08-1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06-0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1-03-23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1-0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0032" calcext:value-type="float">
            <text:p>85.6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2010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198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3784" calcext:value-type="float">
            <text:p>82.8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1981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1980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197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1979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1978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1978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197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197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197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1</text:p>
          </table:table-cell>
          <table:table-cell office:value-type="string" calcext:value-type="string">
            <text:p>1976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6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571" meta:object-count="0"/>
    <meta:user-defined meta:name="AppVersion">3.0</meta:user-defined>
  </office:meta>
</office:document-meta>
</file>